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Taigi Unicode" svg:font-family="'Taigi Unicode', 'Charis SIL', 'Doulos SIL', 'Lucida Sans Unicode', dejaVu, 'luxi sans', 'trebuchet ms', 'bitstream vera sans', sans-serif"/>
    <style:font-face style:name="WenQuanYi Micro Hei" svg:font-family="'WenQuanYi Micro Hei'"/>
    <style:font-face style:name="arial" svg:font-family="arial, sans-serif"/>
    <style:font-face style:name="tauhu-oo" svg:font-family="tauhu-oo, 'Noto Sans', 'Noto Sans TC', 'Microsoft JhengHei', 'PingFang TC', Arial, sans-serif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2" style:family="paragraph" style:parent-style-name="Header">
      <style:text-properties style:font-name="文泉驛微米黑" fo:font-size="8pt" officeooo:paragraph-rsid="0012d8c3" style:font-name-asian="文泉驛微米黑" style:font-size-asian="8pt" style:font-size-complex="8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3c47b" style:font-name-asian="WenQuanYi Micro Hei" style:font-size-asian="13pt" style:font-style-asian="normal" style:font-weight-asian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483eb" style:font-name-asian="WenQuanYi Micro Hei" style:font-size-asian="13pt" style:font-style-asian="normal" style:font-weight-asian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68c8d" style:font-name-asian="WenQuanYi Micro Hei" style:font-size-asian="13pt" style:font-style-asian="normal" style:font-weight-asian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cb253" style:font-name-asian="WenQuanYi Micro Hei" style:font-size-asian="13pt" style:font-style-asian="normal" style:font-weight-asian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d2d43" style:font-name-asian="WenQuanYi Micro Hei" style:font-size-asian="13pt" style:font-style-asian="normal" style:font-weight-asian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65093" style:font-name-asian="WenQuanYi Micro Hei" style:font-size-asian="13pt" style:font-style-asian="normal" style:font-weight-asian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887dc" style:font-name-asian="WenQuanYi Micro Hei" style:font-size-asian="13pt" style:font-style-asian="normal" style:font-weight-asian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1d2d43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1ff53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59a10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60e84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3c47b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483eb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68c8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1875a8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2060bb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paragraph-rsid="002b27b2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rsid="002bb54b" officeooo:paragraph-rsid="002bb54b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officeooo:rsid="002bb54b" officeooo:paragraph-rsid="002bb54b" style:font-name-asian="WenQuanYi Micro Hei" style:font-size-asian="13pt" style:font-style-asian="normal" style:font-weight-asian="normal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68c8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75a8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be2b5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d4399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style:font-name="WenQuanYi Micro Hei" fo:font-size="13pt" fo:font-style="normal" fo:font-weight="normal"/>
    </style:style>
    <style:style style:name="T2" style:family="text">
      <style:text-properties style:font-name="WenQuanYi Micro Hei" fo:font-size="13pt" fo:font-style="normal" fo:font-weight="normal" style:font-name-asian="WenQuanYi Micro Hei" style:font-size-asian="13pt" style:font-style-asian="normal" style:font-weight-asian="normal"/>
    </style:style>
    <style:style style:name="T3" style:family="text">
      <style:text-properties style:font-name="WenQuanYi Micro Hei" fo:font-size="13pt" fo:font-style="normal" fo:font-weight="normal" officeooo:rsid="001ed54e" style:font-name-asian="WenQuanYi Micro Hei" style:font-size-asian="13pt" style:font-style-asian="normal" style:font-weight-asian="normal"/>
    </style:style>
    <style:style style:name="T4" style:family="text">
      <style:text-properties style:font-name-asian="WenQuanYi Micro Hei" style:font-size-asian="13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6" style:family="text"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T7" style:family="text">
      <style:text-properties fo:font-variant="normal" fo:text-transform="none" fo:color="#000000" style:font-name="WenQuanYi Micro Hei" fo:font-size="13pt" fo:letter-spacing="normal" fo:font-style="normal" fo:font-weight="normal" style:font-name-asian="WenQuanYi Micro Hei" style:font-size-asian="13pt" style:font-style-asian="normal" style:font-weight-asian="normal"/>
    </style:style>
    <style:style style:name="T8" style:family="text">
      <style:text-properties fo:font-variant="normal" fo:text-transform="none" fo:color="#000000" style:font-name="WenQuanYi Micro Hei" fo:font-size="13pt" fo:letter-spacing="normal" fo:font-style="normal" fo:font-weight="normal" officeooo:rsid="002887dc" style:font-name-asian="WenQuanYi Micro Hei" style:font-size-asian="13pt" style:font-style-asian="normal" style:font-weight-asian="normal" style:font-size-complex="13pt"/>
    </style:style>
    <style:style style:name="T9" style:family="text"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10" style:family="text">
      <style:text-properties fo:font-variant="normal" fo:text-transform="none" fo:color="#000000" style:font-name="WenQuanYi Micro Hei" fo:font-size="10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11" style:family="text">
      <style:text-properties fo:font-variant="normal" fo:text-transform="none" fo:color="#000000" style:font-name="WenQuanYi Micro Hei" fo:font-size="10pt" fo:letter-spacing="normal" fo:font-style="normal" fo:font-weight="normal" officeooo:rsid="002b27b2" style:font-name-asian="WenQuanYi Micro Hei" style:font-size-asian="10pt" style:font-weight-asian="normal" style:font-size-complex="10pt"/>
    </style:style>
    <style:style style:name="T12" style:family="text">
      <style:text-properties fo:font-variant="normal" fo:text-transform="none" fo:color="#000000" style:font-name="WenQuanYi Micro Hei" fo:font-size="10pt" fo:letter-spacing="normal" fo:font-style="normal" fo:font-weight="normal" officeooo:rsid="001c7926"/>
    </style:style>
    <style:style style:name="T13" style:family="text">
      <style:text-properties fo:font-variant="normal" fo:text-transform="none" fo:color="#000000" style:font-name="WenQuanYi Micro Hei" fo:font-size="10pt" fo:letter-spacing="normal" fo:font-style="normal" fo:font-weight="normal" officeooo:rsid="002b27b2"/>
    </style:style>
    <style:style style:name="T14" style:family="text">
      <style:text-properties fo:font-variant="normal" fo:text-transform="none" fo:color="#000000" style:font-name="WenQuanYi Micro Hei" fo:font-size="10pt" fo:letter-spacing="normal" fo:font-weight="normal" officeooo:rsid="002887dc" style:font-name-asian="WenQuanYi Micro Hei" style:font-size-asian="13pt" style:font-weight-asian="normal"/>
    </style:style>
    <style:style style:name="T15" style:family="text">
      <style:text-properties fo:font-variant="normal" fo:text-transform="none" fo:color="#000000" style:font-name="WenQuanYi Micro Hei" fo:font-size="10pt" fo:letter-spacing="normal" fo:font-weight="normal" officeooo:rsid="002b27b2"/>
    </style:style>
    <style:style style:name="T16" style:family="text">
      <style:text-properties fo:font-variant="normal" fo:text-transform="none" fo:color="#000000" style:font-name="WenQuanYi Micro Hei" fo:font-size="12pt" fo:letter-spacing="normal" fo:font-style="normal" fo:font-weight="normal" officeooo:rsid="002887dc" style:font-name-asian="WenQuanYi Micro Hei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2b27b2" style:font-name-asian="WenQuanYi Micro Hei" style:font-size-asian="13pt" style:font-style-asian="normal" style:font-weight-asian="normal"/>
    </style:style>
    <style:style style:name="T19" style:family="text">
      <style:text-properties fo:font-variant="normal" fo:text-transform="none" fo:color="#000000" style:font-name="arial" fo:font-size="12pt" fo:letter-spacing="normal" fo:font-weight="normal" officeooo:rsid="002b27b2" style:font-name-asian="WenQuanYi Micro Hei" style:font-size-asian="13pt" style:font-weight-asian="normal"/>
    </style:style>
    <style:style style:name="T20" style:family="text">
      <style:text-properties fo:font-variant="normal" fo:text-transform="none" fo:color="#000000" style:font-name="Taigi Unicode" fo:font-size="8.14999961853027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21" style:family="text">
      <style:text-properties fo:font-variant="normal" fo:text-transform="none" fo:color="#545454" style:font-name="arial" fo:font-size="12pt" fo:letter-spacing="normal" fo:font-style="normal" fo:font-weight="normal" officeooo:rsid="002887dc" style:font-name-asian="WenQuanYi Micro Hei" style:font-size-asian="13pt" style:font-style-asian="normal" style:font-weight-asian="normal"/>
    </style:style>
    <style:style style:name="T22" style:family="text">
      <style:text-properties fo:font-variant="normal" fo:text-transform="none" fo:color="#545454" style:font-name="arial" fo:font-size="12pt" fo:letter-spacing="normal" fo:font-style="normal" fo:font-weight="normal" officeooo:rsid="002b27b2" style:font-name-asian="WenQuanYi Micro Hei" style:font-size-asian="10pt" style:font-weight-asian="normal" style:font-size-complex="10pt"/>
    </style:style>
    <style:style style:name="T23" style:family="text">
      <style:text-properties fo:font-variant="normal" fo:text-transform="none" fo:color="#545454" style:font-name="arial" fo:font-size="12pt" fo:letter-spacing="normal" fo:font-weight="normal" officeooo:rsid="002887dc" style:font-name-asian="WenQuanYi Micro Hei" style:font-size-asian="13pt" style:font-weight-asian="normal"/>
    </style:style>
    <style:style style:name="T24" style:family="text">
      <style:text-properties fo:font-variant="normal" fo:text-transform="none" fo:color="#545454" style:font-name="arial" fo:font-size="12pt" fo:letter-spacing="normal" fo:font-weight="normal" officeooo:rsid="002b27b2" style:font-name-asian="WenQuanYi Micro Hei" style:font-size-asian="10pt" style:font-weight-asian="normal" style:font-size-complex="10pt"/>
    </style:style>
    <style:style style:name="T25" style:family="text">
      <style:text-properties fo:font-variant="normal" fo:text-transform="none" fo:color="#545454" fo:letter-spacing="normal" style:font-name-asian="arial" style:font-size-asian="12pt" style:font-style-asian="normal" style:font-weight-asian="normal"/>
    </style:style>
    <style:style style:name="T26" style:family="text">
      <style:text-properties fo:font-variant="normal" fo:text-transform="none" fo:color="#dd4b39" style:font-name="arial" fo:font-size="12pt" fo:letter-spacing="normal" fo:font-style="normal" fo:font-weight="normal" officeooo:rsid="002887dc" style:font-name-asian="WenQuanYi Micro Hei" style:font-size-asian="13pt" style:font-weight-asian="normal"/>
    </style:style>
    <style:style style:name="T27" style:family="text">
      <style:text-properties fo:font-variant="normal" fo:text-transform="none" fo:color="#dd4b39" style:font-name="arial" fo:font-size="12pt" fo:letter-spacing="normal" fo:font-style="normal" fo:font-weight="normal" officeooo:rsid="002b27b2" style:font-name-asian="WenQuanYi Micro Hei" style:font-size-asian="10pt" style:font-weight-asian="normal" style:font-size-complex="10pt"/>
    </style:style>
    <style:style style:name="T28" style:family="text">
      <style:text-properties fo:font-variant="normal" fo:text-transform="none" fo:color="#dd4b39" style:font-name="arial" fo:font-size="12pt" fo:letter-spacing="normal" fo:font-weight="normal" officeooo:rsid="002887dc" style:font-name-asian="WenQuanYi Micro Hei" style:font-size-asian="13pt" style:font-weight-asian="normal"/>
    </style:style>
    <style:style style:name="T29" style:family="text">
      <style:text-properties fo:font-variant="normal" fo:text-transform="none" fo:color="#dd4b39" style:font-name="arial" fo:font-size="12pt" fo:letter-spacing="normal" fo:font-weight="normal" officeooo:rsid="002b27b2" style:font-name-asian="WenQuanYi Micro Hei" style:font-size-asian="10pt" style:font-weight-asian="normal" style:font-size-complex="10pt"/>
    </style:style>
    <style:style style:name="T30" style:family="text">
      <style:text-properties officeooo:rsid="0013c47b"/>
    </style:style>
    <style:style style:name="T31" style:family="text">
      <style:text-properties fo:color="#545454"/>
    </style:style>
    <style:style style:name="T32" style:family="text">
      <style:text-properties fo:color="#545454" style:font-name-asian="arial" style:font-size-asian="12pt"/>
    </style:style>
    <style:style style:name="T33" style:family="text">
      <style:text-properties fo:color="#545454" style:font-name-asian="arial" style:font-size-asian="12pt" style:font-style-asian="normal" style:font-weight-asian="normal"/>
    </style:style>
    <style:style style:name="T34" style:family="text">
      <style:text-properties fo:color="#545454" style:font-name="arial" fo:font-size="12pt"/>
    </style:style>
    <style:style style:name="T35" style:family="text">
      <style:text-properties fo:color="#545454" style:font-name="arial" fo:font-size="12pt" style:font-name-asian="Taigi Unicode" style:font-size-asian="8.14999961853027pt" style:font-style-asian="normal" style:font-weight-asian="normal"/>
    </style:style>
    <style:style style:name="T36" style:family="text">
      <style:text-properties fo:color="#545454" style:font-name="arial" fo:font-size="12pt" fo:font-style="normal" officeooo:rsid="002887dc" style:font-name-asian="Taigi Unicode" style:font-size-asian="8.14999961853027pt" style:font-style-asian="normal" style:font-weight-asian="normal"/>
    </style:style>
    <style:style style:name="T37" style:family="text">
      <style:text-properties fo:color="#545454" style:font-name="arial" fo:font-size="12pt" fo:font-style="normal" officeooo:rsid="002887dc" style:font-name-asian="WenQuanYi Micro Hei" style:font-size-asian="13pt" style:font-weight-asian="normal"/>
    </style:style>
    <style:style style:name="T38" style:family="text">
      <style:text-properties fo:color="#545454" style:font-name="Taigi Unicode" fo:font-size="8.14999961853027pt"/>
    </style:style>
    <style:style style:name="T39" style:family="text">
      <style:text-properties fo:color="#545454" style:font-name="Taigi Unicode" fo:font-size="8.14999961853027pt" fo:font-style="normal" officeooo:rsid="002887dc" style:font-name-asian="WenQuanYi Micro Hei" style:font-size-asian="13pt" style:font-weight-asian="normal"/>
    </style:style>
    <style:style style:name="T40" style:family="text">
      <style:text-properties fo:color="#545454" fo:font-style="normal" officeooo:rsid="002887dc" style:font-name-asian="arial" style:font-size-asian="12pt" style:font-style-asian="normal" style:font-weight-asian="normal"/>
    </style:style>
    <style:style style:name="T41" style:family="text">
      <style:text-properties fo:color="#545454" fo:font-style="normal" officeooo:rsid="002887dc" style:font-name-asian="WenQuanYi Micro Hei" style:font-size-asian="13pt" style:font-weight-asian="normal"/>
    </style:style>
    <style:style style:name="T42" style:family="text">
      <style:text-properties style:font-name="arial" fo:font-size="12pt" style:font-name-asian="WenQuanYi Micro Hei" style:font-size-asian="13pt" style:font-style-asian="normal" style:font-weight-asian="normal"/>
    </style:style>
    <style:style style:name="T43" style:family="text">
      <style:text-properties style:font-name="arial" fo:font-size="12pt" officeooo:rsid="002887dc" style:font-name-asian="WenQuanYi Micro Hei" style:font-size-asian="13pt" style:font-style-asian="normal" style:font-weight-asian="normal"/>
    </style:style>
    <style:style style:name="T44" style:family="text">
      <style:text-properties style:font-name="arial" fo:font-size="12pt" fo:font-style="normal" officeooo:rsid="002887dc"/>
    </style:style>
    <style:style style:name="T45" style:family="text">
      <style:text-properties style:font-name="arial" fo:font-size="12pt" fo:font-style="normal" officeooo:rsid="002887dc" style:font-name-asian="WenQuanYi Micro Hei" style:font-size-asian="13pt" style:font-style-asian="normal" style:font-weight-asian="normal"/>
    </style:style>
    <style:style style:name="T46" style:family="text">
      <style:text-properties style:font-name="arial" fo:font-size="12pt" fo:font-style="normal" officeooo:rsid="002b27b2" style:font-name-asian="WenQuanYi Micro Hei" style:font-size-asian="13pt" style:font-style-asian="normal" style:font-weight-asian="normal"/>
    </style:style>
    <style:style style:name="T47" style:family="text">
      <style:text-properties style:font-name="arial" fo:font-size="8pt" fo:font-style="normal" officeooo:rsid="002887dc" style:font-name-asian="WenQuanYi Micro Hei" style:font-size-asian="8pt" style:font-style-asian="normal" style:font-weight-asian="normal" style:font-size-complex="8pt"/>
    </style:style>
    <style:style style:name="T48" style:family="text">
      <style:text-properties style:font-name="arial" fo:font-style="normal" officeooo:rsid="002887dc" style:font-name-asian="WenQuanYi Micro Hei" style:font-size-asian="10pt" style:font-style-asian="normal" style:font-weight-asian="normal" style:font-size-complex="10pt"/>
    </style:style>
    <style:style style:name="T49" style:family="text">
      <style:text-properties style:font-name="arial" officeooo:rsid="002887dc" style:font-name-asian="WenQuanYi Micro Hei" style:font-size-asian="10pt" style:font-weight-asian="normal" style:font-size-complex="10pt"/>
    </style:style>
    <style:style style:name="T50" style:family="text">
      <style:text-properties fo:font-style="normal" officeooo:rsid="002887dc" style:font-name-asian="WenQuanYi Micro Hei" style:font-size-asian="13pt" style:font-style-asian="normal" style:font-weight-asian="normal"/>
    </style:style>
    <style:style style:name="T51" style:family="text">
      <style:text-properties fo:font-style="normal" officeooo:rsid="002b27b2" style:font-name-asian="WenQuanYi Micro Hei" style:font-size-asian="10pt" style:font-weight-asian="normal" style:font-size-complex="10pt"/>
    </style:style>
    <style:style style:name="T52" style:family="text">
      <style:text-properties fo:font-style="normal" officeooo:rsid="002887dc"/>
    </style:style>
    <style:style style:name="T53" style:family="text">
      <style:text-properties fo:font-style="normal" officeooo:rsid="002b27b2"/>
    </style:style>
    <style:style style:name="T54" style:family="text">
      <style:text-properties fo:color="#dd4b39" style:font-name="arial" fo:font-size="12pt" fo:font-style="normal"/>
    </style:style>
    <style:style style:name="T55" style:family="text">
      <style:text-properties fo:color="#dd4b39" style:font-name="arial" fo:font-size="12pt" fo:font-style="normal" officeooo:rsid="002887dc" style:font-name-asian="WenQuanYi Micro Hei" style:font-size-asian="13pt" style:font-weight-asian="normal"/>
    </style:style>
    <style:style style:name="T56" style:family="text">
      <style:text-properties fo:color="#dd4b39" style:font-name="arial" fo:font-size="12pt" fo:font-style="normal" officeooo:rsid="002b27b2"/>
    </style:style>
    <style:style style:name="T57" style:family="text">
      <style:text-properties officeooo:rsid="002887dc"/>
    </style:style>
    <style:style style:name="T58" style:family="text">
      <style:text-properties style:font-name="Taigi Unicode" fo:font-size="8.14999961853027pt" fo:font-style="normal" officeooo:rsid="002887dc"/>
    </style:style>
    <style:style style:name="T59" style:family="text">
      <style:text-properties style:font-name="Taigi Unicode" fo:font-size="8.14999961853027pt" fo:font-style="normal" officeooo:rsid="002887dc" style:font-name-asian="WenQuanYi Micro Hei" style:font-size-asian="13pt" style:font-style-asian="normal" style:font-weight-asian="normal"/>
    </style:style>
    <style:style style:name="T60" style:family="text">
      <style:text-properties officeooo:rsid="002b27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人人去泅水，干焦阿英毋去。</text:p>
      <text:p text:style-name="P5">Lâng-lâng khì siû-tsuí, kan-na A-ing m̄ khì.</text:p>
      <text:p text:style-name="Text_20_body"/>
      <text:p text:style-name="P3">事事攏愛倚靠人。</text:p>
      <text:p text:style-name="P5">Sū-sū lóng ài uá-khò--lâng.</text:p>
      <text:p text:style-name="Text_20_body"/>
      <text:p text:style-name="P3">日日消磨，無趁錢袂用得。</text:p>
      <text:p text:style-name="P5">Ji̍t-li̍t siau-môo, bô thàn-tsînn bē-īng--tit.</text:p>
      <text:p text:style-name="Text_20_body"/>
      <text:p text:style-name="P3">步步攏愛教。</text:p>
      <text:p text:style-name="P5">Pōo-pōo lóng ài kà.</text:p>
      <text:p text:style-name="Text_20_body"/>
      <text:p text:style-name="P3">一一解說清楚。</text:p>
      <text:p text:style-name="P5">It-it kái-sueh tshing-tshó.</text:p>
      <text:p text:style-name="Text_20_body"/>
      <text:p text:style-name="P3">萬萬毋通去。</text:p>
      <text:p text:style-name="P5">Bān-bān m̄-thang khì.</text:p>
      <text:p text:style-name="Text_20_body"/>
      <text:p text:style-name="P3">足足予伊趁三百萬。</text:p>
      <text:p text:style-name="P5">Tsiok-tsiok hōo i thàn sann-pah-bān.</text:p>
      <text:p text:style-name="Text_20_body"/>
      <text:p text:style-name="P3">白白食一頓。</text:p>
      <text:p text:style-name="P5">Pe̍h-pe̍h tsia̍h tsi̍t tǹg.</text:p>
      <text:p text:style-name="Text_20_body"/>
      <text:p text:style-name="P3">這碗飯冷冷。</text:p>
      <text:p text:style-name="P5">Tsit uánn pn̄g líng-líng.</text:p>
      <text:p text:style-name="Text_20_body"/>
      <text:p text:style-name="Text_20_body"/>
      <text:p text:style-name="P4"><text:soft-page-break/><text:span text:style-name="T4">附近的工廠攏會佇三更半暝偷偷仔排垃圾水，所以最近溝仔水攏濁濁，逐家只好買</text:span><text:span text:style-name="T1">RO</text:span><text:span text:style-name="T4">水來</text:span><text:span text:style-name="T1">lim</text:span><text:span text:style-name="T4">。</text:span></text:p>
      <text:p text:style-name="P5">Hù-kīn ê kang-tshiúnn lóng ē tī sann-kenn-puànn-mê thau-thau-á pâi lah-sap-tsuí, sóo-í tsuè-kīn kau-á-suí lóng lô-lô, ta̍k-ke tsí-hó bé RO tsuí lâi lim.</text:p>
      <text:p text:style-name="Text_20_body"/>
      <text:p text:style-name="P3">這粒梨仔脆脆真好食。</text:p>
      <text:p text:style-name="P5">Tsit lia̍p lâi-á tshè-tshè tsin hó-tsia̍h.</text:p>
      <text:p text:style-name="Text_20_body"/>
      <text:p text:style-name="P3">肉愛先佮料攪攪咧才開始煎。</text:p>
      <text:p text:style-name="P5">Bah ài sing kah liāu kiáu-kiáu--leh tsiah khai-sí tsian.</text:p>
      <text:p text:style-name="Text_20_body"/>
      <text:p text:style-name="P3">馬鈴薯佮蔥頭愛先抐抐開才通開始炒。</text:p>
      <text:p text:style-name="P5">Má-lîng-tsî kah tshang-thâu ài sing lā-lā--khui tsiah thang khai-sí tshá.</text:p>
      <text:p text:style-name="Text_20_body"/>
      <text:p text:style-name="P3">抐抐咧就共崁起來翕一時。</text:p>
      <text:p text:style-name="P5">Lā-lā--leh tō kā khàm khí-lâi hip--tsi̍t-sî.</text:p>
      <text:p text:style-name="Text_20_body"/>
      <text:p text:style-name="P4"><text:span text:style-name="T4">想想咧猶是決定</text:span><text:span text:style-name="T1">bua̋i</text:span><text:span text:style-name="T4">（無愛）去。</text:span></text:p>
      <text:p text:style-name="P5">Siūnn-siūnn--leh iáu sī kuat-tīng bua̋i khì.</text:p>
      <text:p text:style-name="Text_20_body"/>
      <text:p text:style-name="P3">睏睏咧才閣講。</text:p>
      <text:p text:style-name="P5">Khùn-khùn--leh tsiah koh kóng.</text:p>
      <text:p text:style-name="Text_20_body"/>
      <text:p text:style-name="P3">衫收收予好緊去睏。</text:p>
      <text:p text:style-name="P5">Sann siu-siu hōo hó kín khì khùn.</text:p>
      <text:p text:style-name="Text_20_body"/>
      <text:p text:style-name="P3">肉愛炒炒予熟才通好食。</text:p>
      <text:p text:style-name="P5">Bah ài tshá-tshá hōo si̍k tsiah thang-hó tsia̍h.</text:p>
      <text:p text:style-name="Text_20_body"/>
      <text:p text:style-name="Text_20_body"/>
      <text:p text:style-name="P3"><text:soft-page-break/>代誌愛共問問咧。</text:p>
      <text:p text:style-name="P5">Tāi-tsì ài kā mn̄g-mn̄g--<text:span text:style-name="T30">leh</text:span>.</text:p>
      <text:p text:style-name="P8"/>
      <text:p text:style-name="P8">代誌愛共問予清清楚楚。</text:p>
      <text:p text:style-name="P21">Tāi-tsì ài kā mn̄g-mn̄g hōo tshing-tshing-tshó-tshó.</text:p>
      <text:p text:style-name="P21"/>
      <text:p text:style-name="P3">花矸仔囥佇遐好勢好勢，你共伊挵挵破創啥。</text:p>
      <text:p text:style-name="P5">Hue-kan-á khǹg tī hia hó-sè-hó-sè, lí kā i lòng-lòng--phuà tshòng siannh.</text:p>
      <text:p text:style-name="Text_20_body"/>
      <text:p text:style-name="P4"><text:span text:style-name="T4">阿弟仔猶未發喙齒，所擺媽</text:span><text:span text:style-name="T1">(ma̋)</text:span><text:span text:style-name="T4">攏愛先共飯哺哺幼才飼弟</text:span><text:span text:style-name="T1">(ti̋)</text:span><text:span text:style-name="T4">食。</text:span></text:p>
      <text:p text:style-name="P5">A-tī-á á-bē huat tshuì-khí, sóo-pái ma̋ lóng ài sing kā pn̄g pōo-pōo-iù tsiah tshī ti̋ tsia̍h.</text:p>
      <text:p text:style-name="Text_20_body"/>
      <text:p text:style-name="P3">遐的索仔割割予斷。</text:p>
      <text:p text:style-name="P5">Hia ê soh-á kuah-kuah hōo tn̄g.</text:p>
      <text:p text:style-name="Text_20_body"/>
      <text:p text:style-name="P4"><text:span text:style-name="T4">遐的塗豆共擘擘予開</text:span><text:span text:style-name="T1">.</text:span></text:p>
      <text:p text:style-name="P5">Hia-ê thôo-tāu kā peh-peh hōo khui.</text:p>
      <text:p text:style-name="Text_20_body"/>
      <text:p text:style-name="P4"><text:span text:style-name="T4">你若好奇烏蒜頭的做法，其實彼</text:span><text:span text:style-name="T2">曷</text:span><text:span text:style-name="T4">無啥，蒜頭擘擘予開曝予焦就完成矣。</text:span></text:p>
      <text:p text:style-name="P5">Lí nā hònn-kî oo-suàn-thâu ê tsò-huat, kî-si̍t he a̍h bô siánnh, suàn-thâu peh-peh hōo khui pha̍k hōo ta tō uân-sîng--ah.</text:p>
      <text:p text:style-name="Text_20_body"/>
      <text:p text:style-name="P3">高麗愛烘烘予軟才切會開。</text:p>
      <text:p text:style-name="P5">Ko-lê ài hang-hang hōo nńg tsiah tshiat ē khui.</text:p>
      <text:p text:style-name="Text_20_body"/>
      <text:p text:style-name="P4"><text:span text:style-name="T4">塑膠管愛烘烘予軟才有法度拗彎曲</text:span><text:span text:style-name="T1">.</text:span></text:p>
      <text:p text:style-name="P5">Sok-ka-kóng ài hang-hang hōo nńg tsiah ū huat-tōo áu uan-khiau.</text:p>
      <text:p text:style-name="Text_20_body"/>
      <text:p text:style-name="P5"/>
      <text:p text:style-name="P6"><text:span text:style-name="T5"/></text:p>
      <text:p text:style-name="P4"><text:soft-page-break/><text:span text:style-name="T4">你麵煮甲燒燒燒。</text:span></text:p>
      <text:p text:style-name="P5">Lí mī tsú kah sio-sio-sio.</text:p>
      <text:p text:style-name="Text_20_body"/>
      <text:p text:style-name="P3">寒天的水冷冷冷。</text:p>
      <text:p text:style-name="P5">Kuânn-thinn ê tsuí líng-líng-líng.</text:p>
      <text:p text:style-name="Text_20_body"/>
      <text:p text:style-name="P10">伊的面粉粉粉。</text:p>
      <text:p text:style-name="P23">I ê bīn hún-hún-hún.</text:p>
      <text:p text:style-name="P23"/>
      <text:p text:style-name="P3">肥肉食傷濟畏畏畏。</text:p>
      <text:p text:style-name="P5">Puî-bah tsia̍h siunn-tsē uì-uì-uì.</text:p>
      <text:p text:style-name="Text_20_body"/>
      <text:p text:style-name="P31"><text:span text:style-name="T5">你的皮膚摸起來幼幼幼，袂輸若囡仔咧。</text:span></text:p>
      <text:p text:style-name="P24">Lí ê phuê-hu bong--khí-lâi iù-iù-iù, bē-su ná gín-á--leh.</text:p>
      <text:p text:style-name="P30"><text:span text:style-name="T5"/></text:p>
      <text:p text:style-name="P3">伊足大箍肉肉肉。</text:p>
      <text:p text:style-name="P5">I tsiok tuā-khoo bah-bah-bah.</text:p>
      <text:p text:style-name="Text_20_body"/>
      <text:p text:style-name="P3">彼蕊花開甲紅紅紅。</text:p>
      <text:p text:style-name="P5">Hit luí hue khui-kah âng-âng-âng.</text:p>
      <text:p text:style-name="Text_20_body"/>
      <text:p text:style-name="P30"><text:span text:style-name="T5">這枝竹篙長長長。</text:span></text:p>
      <text:p text:style-name="P23">Tsit ki tik-ko tn̂g-tn̂g-tn̂g.</text:p>
      <text:p text:style-name="P23"/>
      <text:p text:style-name="P9">彼粒石頭𠕇𠕇𠕇。</text:p>
      <text:p text:style-name="P22">Hit lia̍p tsio̍h-thâu tīng-tīng-tīng.</text:p>
      <text:p text:style-name="Text_20_body"/>
      <text:p text:style-name="P10">這碗塗豆湯炕甲綿綿綿，誠好落喉。</text:p>
      <text:p text:style-name="P23">Tsit uánn thôo-tāu-thng khòng kah mî-mî-mî, tsiânn hó lo̍h-âu.</text:p>
      <text:p text:style-name="P23"><text:soft-page-break/></text:p>
      <text:p text:style-name="P3">伊的皮膚白白白。</text:p>
      <text:p text:style-name="P5">I ê phê-hu pe̍h-pe̍h-pe̍h.</text:p>
      <text:p text:style-name="P5"/>
      <text:p text:style-name="P6"><text:span text:style-name="T5">山頂攏罩霧，白茫茫啥物攏看無。</text:span></text:p>
      <text:p text:style-name="P5">Suann-tíng lóng tà-bū, pe̍h-bông-bông siánn-mi̍h lóng khuànn-bô.</text:p>
      <text:p text:style-name="P5"/>
      <text:p text:style-name="P3">伊驚甲面色白捽捽。</text:p>
      <text:p text:style-name="P5">I kiann kah bīn-sik pe̍h-sut-sut.</text:p>
      <text:p text:style-name="Text_20_body"/>
      <text:p text:style-name="P3">蔥仔佮菜頭攏白蔥蔥。</text:p>
      <text:p text:style-name="P5">Tshang-á kah tshài-thâu lóng pe̍h-tshang-tshang.</text:p>
      <text:p text:style-name="Text_20_body"/>
      <text:p text:style-name="P3">伊的皮膚白蔥蔥。</text:p>
      <text:p text:style-name="P5">Thann ê phuê-hu pe̍h-tshang-tshang.</text:p>
      <text:p text:style-name="Text_20_body"/>
      <text:p text:style-name="P3">我的鞋仔洗甲白鑠鑠。</text:p>
      <text:p text:style-name="P5">Guá ê ê-á sé kah pe̍h-siak-siak.</text:p>
      <text:p text:style-name="Text_20_body"/>
      <text:p text:style-name="P11">老<text:span text:style-name="T32">骨</text:span>𠕇悾悾，老皮袂過風。</text:p>
      <text:p text:style-name="P32"><text:span text:style-name="T12">L</text:span><text:span text:style-name="T9">āu kut tīng-khong-khong, lāu phuê buē kuè hong.</text:span></text:p>
      <text:p text:style-name="P34"><text:span text:style-name="T25"/></text:p>
      <text:p text:style-name="P4"><text:span text:style-name="T4">光映映的店內啥物攏有咧賣，厝邊隔壁煮菜的時無鹽、無豆</text:span><text:span text:style-name="T1">iu(</text:span><text:span text:style-name="T4">油</text:span><text:span text:style-name="T1">)</text:span><text:span text:style-name="T4">，攏會叫厝裡的囡仔走來買。</text:span></text:p>
      <text:p text:style-name="P5">Kng-iànn-iànn ê tiàm-lāi siánn-mi̍h lóng ū teh bē, tshù-pinn-keh-piah tsú-tshài ê sî bô iâm, bô tāu-iu, lóng ē kiò tshù--lí ê gín-á tsáu-lâi bé.</text:p>
      <text:p text:style-name="Text_20_body"/>
      <text:p text:style-name="P3">照理講，都九點外矣，外口的天色應當是光映映才著！為啥物猶閣是暗殕殕？</text:p>
      <text:p text:style-name="P5">Tsiàu lí kóng, to káu-tiám-guā--ah, guā-kháu ê thinn-sik ing-tong sī kng-iànn-iànng tsiah tio̍h! Uī-siánn-mi̍h iáu-koh sī àm-phú-phú?</text:p>
      <text:p text:style-name="Text_20_body"><text:soft-page-break/></text:p>
      <text:p text:style-name="P3">月娘光映映，賊仔偷挖壁。</text:p>
      <text:p text:style-name="P5">Gue̍h-niû kng-iànn-iànn, tsha̍t-á thau óo piah.</text:p>
      <text:p text:style-name="Text_20_body"/>
      <text:p text:style-name="P3">出去活跳跳，轉厝食一下死翹翹。</text:p>
      <text:p text:style-name="P5">Tshut--khì ua̍h-thiàu-thiàu, tńg tshù tsia̍h tsi̍t-ē sí-khiàu-khiàu.</text:p>
      <text:p text:style-name="Text_20_body"/>
      <text:p text:style-name="P3">你頭毛喙鬚白，老硞硞矣，猶閣想欲佮人娶媠某喔？</text:p>
      <text:p text:style-name="P5">Lí thâu-mn̂g tshuì-tshiu pe̍h, lāu-khok-khok--ah, iáu-koh siūnn-beh kah lâng tshuā suí bóo--ooh?</text:p>
      <text:p text:style-name="Text_20_body"/>
      <text:p text:style-name="P3">等我趁有錢了後，咱來去世界行透透。</text:p>
      <text:p text:style-name="P5">Tán guá thàn ū tsînn liáu-āu, lán lâi-khì sè-kài kiânn-thàu-thàu.</text:p>
      <text:p text:style-name="Text_20_body"/>
      <text:p text:style-name="P3">伊無暝無日南北二路行透透。</text:p>
      <text:p text:style-name="P5">I bô-mê-bô-ji̍t lâm-pak-jī-lōo kiânn-thàu-thàu.</text:p>
      <text:p text:style-name="Text_20_body"/>
      <text:p text:style-name="P3">伊咧問逐家欲食啥。我欲芳貢貢的油蔥餅，你咧？</text:p>
      <text:p text:style-name="P5">I teh mn̄g ta̍k-ke beh tsia̍h siánnh. Guá beh phang-kòng-kòng ê iû-tshang-piánn, lí--leh?</text:p>
      <text:p text:style-name="Text_20_body"/>
      <text:p text:style-name="P12">芳貢貢閣膨皮膨皮，真想欲共偷唚一下。</text:p>
      <text:p text:style-name="P5">Phang-kòng-kòng koh phòng-phuê-phòng-phuê, tsin siūnn-beh kā thau tsim--tsi̍t-ē.</text:p>
      <text:p text:style-name="Text_20_body"/>
      <text:p text:style-name="P16"><text:span text:style-name="T4">王太太，恁新婦實在真</text:span><text:span text:style-name="T3">𠢕</text:span><text:span text:style-name="T4">，煮甲一桌菜芳貢貢。</text:span></text:p>
      <text:p text:style-name="P5">Ông thài-thài, lín sin-pū si̍t-tsāi tsin gâu, tsú kah tsi̍t toh phang-kòng-kòng.</text:p>
      <text:p text:style-name="Text_20_body"/>
      <text:p text:style-name="P3">今仔日外口的天氣冷吱吱，看你規个人寒甲欲擋袂牢矣，先去洗身軀看會較好無。</text:p>
      <text:p text:style-name="P5">Kin-á-ji̍t guā-kháu ê thinn-khì líng-ki-ki, khuànn lí kui ê lâng kuânn kah beh tòng bē tiâu--ah, sing khì sé-sing-khu khuànn ē khah hó--bô.</text:p>
      <text:p text:style-name="Text_20_body"/>
      <text:p text:style-name="P4"><text:soft-page-break/><text:span text:style-name="T4">我拄才騎</text:span><text:span text:style-name="T1">oo-tóo-bái</text:span><text:span text:style-name="T4">騎甲規个人冷吱吱，敢袂使先予我洗身軀？</text:span></text:p>
      <text:p text:style-name="P5">Guá tú-tsiah khiâ oo-tóo-bái khiâ kah kui ê lâng líng-ki-ki, kám bē-sái sing hōo guá sé-sing-khu?</text:p>
      <text:p text:style-name="Text_20_body"/>
      <text:p text:style-name="P3">這枝劍磨甲利閃閃。</text:p>
      <text:p text:style-name="P5">Tsit ki kiàm buâ kah lāi-siám-siám.</text:p>
      <text:p text:style-name="Text_20_body"/>
      <text:p text:style-name="P3">彼个查埔食甲肥朒朒。</text:p>
      <text:p text:style-name="P5">Hit ê ta-poo tsia̍h kah puî-lut-lut.</text:p>
      <text:p text:style-name="Text_20_body"/>
      <text:p text:style-name="P17"><text:span text:style-name="T4">新娘衫若無紅</text:span><text:span text:style-name="T2">phànn-phànn</text:span><text:span text:style-name="T4">，按呢哪會喜氣？</text:span></text:p>
      <text:p text:style-name="P25"><text:span text:style-name="T4">Sin-niû-sann nā-bô âng-phànn</text:span>-phànn, án-ne ná ē hí-khì?</text:p>
      <text:p text:style-name="P3">你的面紅記記，是咧歹勢喔？</text:p>
      <text:p text:style-name="P5">Lí ê bīn âng-kì-kì, sī leh pháinn-sè--ooh?</text:p>
      <text:p text:style-name="Text_20_body"/>
      <text:p text:style-name="P4"><text:span text:style-name="T4">這粒</text:span><text:span text:style-name="T1">lìn-gòo</text:span><text:span text:style-name="T4">看起來紅記記，愛緊食，無驚會傷紅。</text:span></text:p>
      <text:p text:style-name="P5">Tsit lia̍p lìn-gòo khuànn--khí-lâi âng-kì-kì, ài kín tsia̍h, bô kiann ē siunn âng.</text:p>
      <text:p text:style-name="Text_20_body"/>
      <text:p text:style-name="P4"><text:span text:style-name="T4">阿爸原本的頭毛是烏㽎㽎的，才無幾年</text:span><text:span text:style-name="T1">suah</text:span><text:span text:style-name="T4">攏白矣。</text:span></text:p>
      <text:p text:style-name="P5">A-pah guân-pún ê thâu-mn̂g sī oo-sìm-sìm--ê, tsiah bô kuí nî suah lóng pe̍h--ah.</text:p>
      <text:p text:style-name="Text_20_body"/>
      <text:p text:style-name="P3">阿兄，頭前的路烏趖趖，咱就莫行過去矣好無？</text:p>
      <text:p text:style-name="P5">A-hiann, thâu-tsîng ê lōo oo-sô-sô, lán tō mài kiânn--kuè-khì--ah hó--bô?</text:p>
      <text:p text:style-name="Text_20_body"/>
      <text:p text:style-name="P4"><text:span text:style-name="T4">菜瓜布用甲規塊烏趖趖，緊共擲挕捒（</text:span><text:span text:style-name="T1">tàn hìnn-sak</text:span><text:span text:style-name="T4">）。</text:span></text:p>
      <text:p text:style-name="P5">Tshài-kue-pòo iōng kah kui tè oo-sô-sô, kín kā tàn hìnn-sak.</text:p>
      <text:p text:style-name="Text_20_body"/>
      <text:p text:style-name="P18"><text:span text:style-name="T4">這眠床狹櫼櫼</text:span><text:span text:style-name="T1">, </text:span><text:span text:style-name="T4">鬥𤲍燒。</text:span></text:p>
      <text:p text:style-name="P5">Tsit bîn-tshn̂g e̍h-tsinn-tsinn, tàu kheh-sio.</text:p>
      <text:p text:style-name="Text_20_body"/>
      <text:p text:style-name="P3"><text:soft-page-break/>塗跤拄鑢好，滑遛秀，著細膩勻仔行。</text:p>
      <text:p text:style-name="P5">Thôo-kha tú lù-hó, ku̍t-liù-siù, tio̍h sè-jī ûn-á kiânn.</text:p>
      <text:p text:style-name="Text_20_body"/>
      <text:p text:style-name="P3">面憂面結咧想啥物代誌？</text:p>
      <text:p text:style-name="P5">Bīn-iu-bīn-kat teh siūnn siánn-mih tāi-tsì?</text:p>
      <text:p text:style-name="Text_20_body"/>
      <text:p text:style-name="P19"><text:span text:style-name="T4">醉茫茫千萬毋通駛車。</text:span><text:span text:style-name="T1">Huâinn-t</text:span><text:span text:style-name="T2">i̍t（橫直）</text:span><text:span text:style-name="T4">連酒攏開矣，莫儉這毋成錢啦。</text:span></text:p>
      <text:p text:style-name="P5">Tsuì-bâng-bâng tshian-bān m̄-thang sái-tshia. Huâinn-ti̍t liân tsiú lóng khai--ah, mài khiām tse m̄-tsiânn tsînn--lah.</text:p>
      <text:p text:style-name="Text_20_body"/>
      <text:p text:style-name="P3">便當雖然已經冷去矣，但是每一喙攏感受會著燒滾滾的愛。</text:p>
      <text:p text:style-name="P5">Piān-tong sui-jiân í-king líng--khì--ah, tān-sī muí tsi̍t tshuì lóng kám-siū ē tio̍h sio-kún-kún ê ài.</text:p>
      <text:p text:style-name="P6"><text:span text:style-name="T5">算我拜託你，彼茶鈷猶閣燒燙燙</text:span><text:span text:style-name="T6">mőo</text:span><text:span text:style-name="T5">摸。</text:span></text:p>
      <text:p text:style-name="P5">Sǹg guá pài-thok--lí, hit tê-kóo iáu-koh sio-thǹg-thǹg mőo bong.</text:p>
      <text:p text:style-name="Text_20_body"/>
      <text:p text:style-name="P3">你煮一个飯煮甲鹹篤篤，敢會食得？</text:p>
      <text:p text:style-name="P5">Lí tsú tsi̍t ê pn̄g tsú kah kiâm-tok-tok, kám ē-tsia̍h--tit?</text:p>
      <text:p text:style-name="Text_20_body"/>
      <text:p text:style-name="P3">伊寒甲咇咇掣。</text:p>
      <text:p text:style-name="P5">I kuânn kah phi̍h-phi̍h-tshuah.</text:p>
      <text:p text:style-name="Text_20_body"/>
      <text:p text:style-name="P3">伊佇塗跤硞硞輾。</text:p>
      <text:p text:style-name="P5">I tī thôo-kha kho̍k-kho̍k-liàn.</text:p>
      <text:p text:style-name="Text_20_body"/>
      <text:p text:style-name="P3">你球愛囥予好，無等咧硞硞輾會揣無。</text:p>
      <text:p text:style-name="P5">Lí kiû ài khn̄g hōo hó, bô tán--leh kho̍k-kho̍k-liàn ē tshuē-bô.</text:p>
      <text:p text:style-name="Text_20_body"/>
      <text:p text:style-name="P13">厝內的工課沓沓滴滴，逐項攏愛我做，哪做會了。</text:p>
      <text:p text:style-name="P5">Tshù-lāi ê khang-khuè ta̍p-ta̍p-tih-tih, ta̍k-hāng lóng ài guá tsò, ná tsò ē liáu.</text:p>
      <text:p text:style-name="Text_20_body"/>
      <text:p text:style-name="P4"><text:soft-page-break/><text:span text:style-name="T4">你賣的物件零零星星，攏袂齊全（</text:span><text:span text:style-name="T1">tsiâu-tsn̂g</text:span><text:span text:style-name="T4">）。</text:span></text:p>
      <text:p text:style-name="P5">Lí bē ê mi̍h-kiānn lân-lân-san-san, lóng bē tsiâu-tsn̂g.</text:p>
      <text:p text:style-name="Text_20_body"/>
      <text:p text:style-name="P4"><text:span text:style-name="T4">恁兩个佇遐窸窸窣窣是咧講啥</text:span><text:span text:style-name="T1">(sannh)</text:span><text:span text:style-name="T4">。</text:span></text:p>
      <text:p text:style-name="P5">Lín nn̄g ê tī hia si-si-su̍t-su̍t sī leh kóng sannh.</text:p>
      <text:p text:style-name="Text_20_body"/>
      <text:p text:style-name="P3">聲聲句句攏是欺騙我。</text:p>
      <text:p text:style-name="P5">Siann-siann-kù-kù lóng sī khi-phiàn--guá.</text:p>
      <text:p text:style-name="Text_20_body"/>
      <text:p text:style-name="P3">你對這个人扶扶挺挺是有啥用意。</text:p>
      <text:p text:style-name="P5">Lí tuì tsit ê lâng phôo-phôo-thánn-thánn sī ū sánn iōng-ì.</text:p>
      <text:p text:style-name="P6"><text:span text:style-name="T5">代誌做袂好，</text:span><text:span text:style-name="T7">tshūn</text:span><text:span text:style-name="T5">伊按呢散形散形。</text:span></text:p>
      <text:p text:style-name="P5">Tāi-tsì tsò bē hó, tshūn i án-ne suànn-hîng-suànn-hîng.</text:p>
      <text:p text:style-name="Text_20_body"/>
      <text:p text:style-name="P3">交代伊做代誌，散仙散仙，辦袂好。</text:p>
      <text:p text:style-name="P5">Kau-tài i tsò tāi-tsì, suànn-sian suànn-sian, pān bē hó.</text:p>
      <text:p text:style-name="Text_20_body"/>
      <text:p text:style-name="P3">伊辦代誌脫線脫線，攏做袂好。</text:p>
      <text:p text:style-name="P5">I pān tāi-tsì thuat-suànn-thuat-suànn, lóng tsò bē hó.</text:p>
      <text:p text:style-name="Text_20_body"/>
      <text:p text:style-name="P3">這个人儑面儑面，閣數想欲共我拐。</text:p>
      <text:p text:style-name="P5">Tsit ê lâng gām-bīn-gām-bīn, koh siàu-siūnn beh kā guá kuái.</text:p>
      <text:p text:style-name="Text_20_body"/>
      <text:p text:style-name="P4"><text:span text:style-name="T4">彼的人</text:span><text:span text:style-name="T1">khiàn-thian-khiàn-thian</text:span><text:span text:style-name="T4">，想欲領獎金。</text:span></text:p>
      <text:p text:style-name="P5">Hit ê lâng khiàn-thian-khiàn-thian, siūnn-beh niá tsióng-kim.</text:p>
      <text:p text:style-name="Text_20_body"/>
      <text:p text:style-name="P4"><text:span text:style-name="T4">這个</text:span><text:span text:style-name="T1">tsa̋u</text:span><text:span text:style-name="T4">（查某）人生了瘦抽瘦抽，敢會生？</text:span></text:p>
      <text:p text:style-name="P5">Tsit ê tsa̋u-lâng senn-liáu sán-thiu-sán-thiu, kám ē senn?</text:p>
      <text:p text:style-name="Text_20_body"/>
      <text:p text:style-name="P3"><text:soft-page-break/>阿宏人老老實實。</text:p>
      <text:p text:style-name="P5">A-hông lâng láu-láu-si̍t-si̍t.</text:p>
      <text:p text:style-name="Text_20_body"/>
      <text:p text:style-name="P3">阿莉講話彎彎曲曲。</text:p>
      <text:p text:style-name="P5">A-lī kóng-uē uan-uan-khiau-khiau.</text:p>
      <text:p text:style-name="Text_20_body"/>
      <text:p text:style-name="P3">阿志人客客氣氣。</text:p>
      <text:p text:style-name="P5">A-tsì lâng kheh-kheh-khì-khì.</text:p>
      <text:p text:style-name="Text_20_body"/>
      <text:p text:style-name="P14">伊做人敧敧曲曲<text:span text:style-name="T57">，無a-sá-lih</text:span>。</text:p>
      <text:p text:style-name="P5">I tsò-lâng khi-khi-khiau-khiau, bô a-sá-lih.</text:p>
      <text:p text:style-name="P27"/>
      <text:p text:style-name="P28">聽講伊做代誌鬼鬼怪怪，予人捎無摠。</text:p>
      <text:p text:style-name="P27">Thiann-kóng i tsò tāi-tsì kuí-kuí-kuài-kuài, hōo lâng sa-bô-tsáng.</text:p>
      <text:p text:style-name="P5"/>
      <text:p text:style-name="P33"><text:span text:style-name="Emphasis"><text:span text:style-name="T17">祿仔兄愛媠</text:span></text:span><text:span text:style-name="Emphasis"><text:span text:style-name="T20"> </text:span></text:span><text:span text:style-name="Emphasis"><text:span text:style-name="T17">，逐</text:span></text:span><text:span text:style-name="Emphasis"><text:span text:style-name="T10">日都穿</text:span></text:span><text:span text:style-name="Emphasis"><text:span text:style-name="T16">甲</text:span></text:span><text:span text:style-name="Emphasis"><text:span text:style-name="T8">pha-li-pha-lih。</text:span></text:span></text:p>
      <text:p text:style-name="P33"><text:span text:style-name="Emphasis"><text:span text:style-name="T13">Lo̍k-á hiann ài suí, ta̍k-ji̍t to tshing kah </text:span></text:span><text:span text:style-name="Emphasis"><text:span text:style-name="T11">pha-li-pha-lih</text:span></text:span><text:span text:style-name="Emphasis"><text:span text:style-name="T13">.</text:span></text:span></text:p>
      <text:p text:style-name="P26"><text:span text:style-name="Emphasis"><text:span text:style-name="T53"/></text:span></text:p>
      <text:p text:style-name="P3">阿玲人客氣客氣。</text:p>
      <text:p text:style-name="P5">A-lîng lâng kheh-khì-kheh-khì.</text:p>
      <text:p text:style-name="Text_20_body"/>
      <text:p text:style-name="P4"><text:span text:style-name="T4">俊</text:span><text:span text:style-name="T1">--</text:span><text:span text:style-name="T4">的狡怪狡怪。</text:span></text:p>
      <text:p text:style-name="P5">Tsùn--ê kau-kuài-kau-kuài.</text:p>
      <text:p text:style-name="Text_20_body"/>
      <text:p text:style-name="P3">阿媽粗魯粗魯。</text:p>
      <text:p text:style-name="P5">A-má tshoo-lóo-tshoo-lóo.</text:p>
      <text:p text:style-name="Text_20_body"/>
      <text:p text:style-name="P4"><text:span text:style-name="T4">為著公司逐日拚甲無暝無日有啥路用，</text:span><text:span text:style-name="T1">in</text:span><text:span text:style-name="T4">曷袂分紅。</text:span></text:p>
      <text:p text:style-name="P5">Uī-tio̍h kong-si ta̍k-ji̍t piànn kah bô-mê-bô-ji̍t ū-siánn lōo-īng, in a̍h bē pun-âng.</text:p>
      <text:p text:style-name="Text_20_body"><text:soft-page-break/></text:p>
      <text:p text:style-name="P3">咱兜火燒厝矣，你閣無要無緊！</text:p>
      <text:p text:style-name="P5">Lán tau hué-sio-tshù--ah, lí koh bô-iàu-bô-kín!</text:p>
      <text:p text:style-name="Text_20_body"/>
      <text:p text:style-name="P3">這箍戇大呆乎，無代無誌走去佮人冤家，毋才予人拍甲這款形。</text:p>
      <text:p text:style-name="P5">Tsit khoo gōng-tuā-tai--honnh, bô-tāi-bô-tsì tsáu khì kah lâng uan-ke, m̄-tsiah hōo lâng phah kah tsit khuán hîng.</text:p>
      <text:p text:style-name="Text_20_body"/>
      <text:p text:style-name="P3">久久仔食一擺外口，阿爸的心情看起來真心適。</text:p>
      <text:p text:style-name="P5">Kú-kú-á tsia̍h tsi̍t pái guā-kháu, a-pah ê sim-tsiânn khuànn--khí-lâi tsin sim-sik.</text:p>
      <text:p text:style-name="Text_20_body"/>
      <text:p text:style-name="P3">伊聽了笑笑仔無講話就做伊走矣。</text:p>
      <text:p text:style-name="P5">I thiann-liáu tshiò-tshiò-á bô kóng-uē tō tsò i tsáu--ah.</text:p>
      <text:p text:style-name="Text_20_body"/>
      <text:p text:style-name="P3">你共我恬恬。</text:p>
      <text:p text:style-name="P5">Lí kā guá tiām-tiām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Taigi Unicode" svg:font-family="'Taigi Unicode', 'Charis SIL', 'Doulos SIL', 'Lucida Sans Unicode', dejaVu, 'luxi sans', 'trebuchet ms', 'bitstream vera sans', sans-serif"/>
    <style:font-face style:name="WenQuanYi Micro Hei" svg:font-family="'WenQuanYi Micro Hei'"/>
    <style:font-face style:name="arial" svg:font-family="arial, sans-serif"/>
    <style:font-face style:name="tauhu-oo" svg:font-family="tauhu-oo, 'Noto Sans', 'Noto Sans TC', 'Microsoft JhengHei', 'PingFang TC', Arial, sans-serif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Header">
      <style:text-properties style:font-name="文泉驛微米黑" fo:font-size="8pt" officeooo:paragraph-rsid="0012d8c3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疊字詞 – <text:page-number text:select-page="current">11</text:page-number></text:p>
      </style:header>
      <style:footer>
        <text:p text:style-name="MP2">疊字詞 –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0:41:57.839231219</meta:creation-date>
    <meta:generator>LibreOffice/5.1.6.2$Linux_X86_64 LibreOffice_project/10m0$Build-2</meta:generator>
    <dc:date>2019-03-11T15:18:58.230100481</dc:date>
    <meta:editing-duration>PT1H12M2S</meta:editing-duration>
    <meta:editing-cycles>37</meta:editing-cycles>
    <meta:document-statistic meta:table-count="0" meta:image-count="0" meta:object-count="0" meta:page-count="11" meta:paragraph-count="203" meta:word-count="2307" meta:character-count="7029" meta:non-whitespace-character-count="6329"/>
  </office:meta>
</office:document-meta>
</file>